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4pt" officeooo:paragraph-rsid="000e0f29" style:font-size-asian="14pt" style:font-size-complex="14pt"/>
    </style:style>
    <style:style style:name="P2" style:family="paragraph" style:parent-style-name="Standard">
      <style:text-properties style:font-name="Calibri" fo:font-size="14pt" officeooo:rsid="000e0f29" officeooo:paragraph-rsid="000e0f29" style:font-size-asian="14pt" style:font-size-complex="14pt"/>
    </style:style>
    <style:style style:name="T1" style:family="text">
      <style:text-properties officeooo:rsid="000e0f29"/>
    </style:style>
    <style:style style:name="T2" style:family="text">
      <style:text-properties fo:font-variant="normal" fo:text-transform="none" fo:color="#000000" loext:opacity="100%" style:font-name="Arial" fo:font-size="9.75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Arial" fo:font-size="9.75pt" fo:letter-spacing="normal" fo:font-style="normal" fo:font-weight="normal" officeooo:rsid="000e0f29"/>
    </style:style>
    <style:style style:name="T4" style:family="text">
      <style:text-properties fo:font-variant="normal" fo:text-transform="none" fo:color="#000000" loext:opacity="100%" fo:font-size="9.75pt" fo:letter-spacing="normal" fo:font-style="normal" fo:font-weight="normal"/>
    </style:style>
    <style:style style:name="T5" style:family="text">
      <style:text-properties fo:font-variant="normal" fo:text-transform="none" fo:color="#000000" loext:opacity="100%" fo:font-size="9.75pt" fo:letter-spacing="normal" fo:font-style="normal" fo:font-weight="normal" officeooo:rsid="000e0f29"/>
    </style:style>
    <style:style style:name="T6" style:family="text">
      <style:text-properties fo:font-variant="normal" fo:text-transform="none" fo:color="#000000" loext:opacity="100%" fo:letter-spacing="normal" fo:font-style="normal" fo:font-weight="normal"/>
    </style:style>
    <style:style style:name="T7" style:family="text">
      <style:text-properties fo:font-variant="normal" fo:text-transform="none" fo:color="#000000" loext:opacity="100%" fo:letter-spacing="normal" fo:font-style="normal" fo:font-weight="normal" officeooo:rsid="000e0f29"/>
    </style:style>
    <style:style style:name="T8" style:family="text">
      <style:text-properties fo:font-variant="normal" fo:text-transform="none" fo:color="#000000" loext:opacity="100%" style:font-name="Calibri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000000" loext:opacity="100%" style:font-name="Calibri" fo:font-size="12pt" fo:letter-spacing="normal" fo:font-style="normal" fo:font-weight="normal" officeooo:rsid="000e0f29" style:font-size-asian="12pt" style:font-size-complex="12pt"/>
    </style:style>
    <style:style style:name="T10" style:family="text">
      <style:text-properties fo:font-variant="normal" fo:text-transform="none" fo:color="#000000" loext:opacity="100%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000000" loext:opacity="100%" fo:font-size="12pt" fo:letter-spacing="normal" fo:font-style="normal" fo:font-weight="normal" officeooo:rsid="000e0f29" style:font-size-asian="12pt" style:font-size-complex="12pt"/>
    </style:style>
    <style:style style:name="T12" style:family="text">
      <style:text-properties officeooo:rsid="000e0f29" style:font-size-asian="12pt" style:font-size-complex="12pt"/>
    </style:style>
    <style:style style:name="T13" style:family="text">
      <style:text-properties style:font-name="Calibri" fo:font-size="12pt" style:font-size-asian="12pt" style:font-size-complex="12pt"/>
    </style:style>
    <style:style style:name="T14" style:family="text">
      <style:text-properties style:font-name="Calibri" fo:font-size="12pt" officeooo:rsid="000e0f29" style:font-size-asian="12pt" style:font-size-complex="12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officeooo:rsid="000e0f29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Karolina Janeczko: współzałożycielka projektu „Pracuj mądrze, a nie ciężko,” absolwentka Szkoły Liderek, </text:span><text:span text:style-name="T6">osoba o wszechstronnych zainteresowaniach. Zawodowo związana z branżą budowlaną i produkcyjną, co nie przeszkadza w jej organizacji </text:span><text:span text:style-name="T7">inspirujących </text:span><text:span text:style-name="T6">konferencji </text:span><text:span text:style-name="T7">i porywających wydarzeń </text:span><text:span text:style-name="T6">po godzinach. Prywatnie zafascynowana psychologią, marketingiem i rozwojem osobistym. Cały czas poszukuje swojego miejsca i pomysłu na życie.</text:span> </text:p>
      <text:p text:style-name="P1"/>
      <text:p text:style-name="P1"><text:span text:style-name="T1">Joanna Kasprowicz: współzałożycielka projektu „Pracuj mądrze, a nie ciężko,” absolwentka Szkoły Liderek, </text:span><text:span text:style-name="T6">psycholożka, </text:span><text:span text:style-name="T7">a o</text:span><text:span text:style-name="T6">becnie specjalistka do spraw komunikacji wizualne</text:span><text:span text:style-name="T7">j.</text:span><text:span text:style-name="T6"> Pasjonatka życia w zgodzie ze sobą i w rytm własnej muzyki. Adeptka Open Voice Studio </text:span><text:span text:style-name="T7">Z odwagą realizuje swoje marzenia i chętnie wspiera w tym innych.</text:span></text:p>
      <text:p text:style-name="P2"/>
      <text:p text:style-name="P2"><text:span text:style-name="T6">Ilona Muszyńska: współzałożycielka projektu „Pracuj mądrze, a nie ciężko,”absolwentka Szkoły Liderek, zawodowo specjalistka ds. kadr i płac, a z pasji od 6 lat zafascynowana rozwojem osobistym i coraz bardziej otwierająca się na ścieżkę duchową. Joginka metodą B.K.S Iyengara, marzycielka, romantyczka i estetka. Kocha ruch na świeżym powietrzu, taniec i przebywanie na łonie natury.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1T00:43:46.601000000</meta:creation-date>
    <dc:date>2021-07-01T00:55:37.696000000</dc:date>
    <meta:editing-duration>PT40S</meta:editing-duration>
    <meta:editing-cycles>1</meta:editing-cycles>
    <meta:document-statistic meta:table-count="0" meta:image-count="0" meta:object-count="0" meta:page-count="1" meta:paragraph-count="3" meta:word-count="151" meta:character-count="1137" meta:non-whitespace-character-count="987"/>
    <meta:generator>LibreOffice/7.0.0.3$Windows_X86_64 LibreOffice_project/8061b3e9204bef6b321a21033174034a5e2ea88e</meta:generator>
  </office:meta>
</office:document-meta>
</file>